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Oh～?</text:p>
          </table:table-cell>
          <table:table-cell table:number-columns-repeated="1020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a managed to make it all the way here,
no way you're a bunch'a ordinary folks.</text:p>
          </table:table-cell>
          <table:table-cell table:number-columns-repeated="1020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20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o think she was a woman all along.</text:p>
          </table:table-cell>
          <table:table-cell table:number-columns-repeated="1020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</text:p>
          </table:table-cell>
          <table:table-cell table:number-columns-repeated="1020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 may be a lady, but I'm the head honcho
around here.</text:p>
          </table:table-cell>
          <table:table-cell table:number-columns-repeated="1020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20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-san...?!</text:p>
          </table:table-cell>
          <table:table-cell table:number-columns-repeated="1020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—it's Sharusharu.</text:p>
          </table:table-cell>
          <table:table-cell table:number-columns-repeated="1020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</text:p>
          </table:table-cell>
          <table:table-cell table:number-columns-repeated="1020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mehow...!</text:p>
          </table:table-cell>
          <table:table-cell table:number-columns-repeated="1020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20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20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20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～!</text:p>
          </table:table-cell>
          <table:table-cell table:number-columns-repeated="1020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20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20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</text:p>
          </table:table-cell>
          <table:table-cell table:number-columns-repeated="1020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Agh～, ouch～! Goddammit～!!</text:p>
          </table:table-cell>
          <table:table-cell table:number-columns-repeated="1020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amn... why didn't it work against you
assholes...?</text:p>
          </table:table-cell>
          <table:table-cell table:number-columns-repeated="1020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'll remember this! I'll make ya pay,
count on it!!</text:p>
          </table:table-cell>
          <table:table-cell table:number-columns-repeated="1020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...? She got away.</text:p>
          </table:table-cell>
          <table:table-cell table:number-columns-repeated="1020"/>
        </table:table-row>
        <table:table-row>
          <table:table-cell table:style-name="ce0" office:value-type="string">
            <text:p>去る者は追わ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let sleeping dogs lie.</text:p>
          </table:table-cell>
          <table:table-cell table:number-columns-repeated="1020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20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really am very grateful!</text:p>
          </table:table-cell>
          <table:table-cell table:number-columns-repeated="1020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sharu, were you injured at all?</text:p>
          </table:table-cell>
          <table:table-cell table:number-columns-repeated="1020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y didn't do anything nasty or pervy to
ya, did they? (〃ω〃)</text:p>
          </table:table-cell>
          <table:table-cell table:number-columns-repeated="1020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well... umm... nothing really...</text:p>
          </table:table-cell>
          <table:table-cell table:number-columns-repeated="1020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at's good to hear.</text:p>
          </table:table-cell>
          <table:table-cell table:number-columns-repeated="1020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20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out of here quickly.</text:p>
          </table:table-cell>
          <table:table-cell table:number-columns-repeated="1020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20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